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19 (Iteration 4)</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Jag fortsätter ha problem med collision detection. Jag löste några av problemen från förra veckan, men det tillkom också lite nya. Dessutom började jag med collision detection på fiender på banan vilket också är krångligt. </text:p>
      <text:p text:style-name="Text_20_body">Däremot så har jag tagit tag i att dela upp min kod bättre i olika prototyper, för att ha den mer lättöverskådlig, och plocka bort så mycket som möjligt från spel-loopen som är fylld av funktioner och anrop som kan läggas på bättre ställen.</text:p>
      <text:p text:style-name="Text_20_body"/>
      <text:h text:style-name="Heading_20_2" text:outline-level="2">Tidsrapport v.18</text:h>
      <text:p text:style-name="Text_20_body">Se kalkylbladet Tidsrapport_v18.</text:p>
      <text:p text:style-name="Text_20_body"/>
      <text:h text:style-name="Heading_20_2" text:outline-level="2">Mål</text:h>
      <text:p text:style-name="Text_20_body">Målet med nästa iteration är att bli klar med collision detection en gång för alla och att arbeta på grafiken. Dessutom ska man kunna slå ihjäl monster. Instruktionerna och huvudmenyn ska bli klara. </text:p>
      <text:p text:style-name="Text_20_body">På förra handledningsmötet så kom vi också fram till att vi ska börja dokumentera med javadocs, så det ska jag också börja med.</text:p>
      <text:p text:style-name="Text_20_body">Se kalkylbladet Tidsrapport_v19.</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5-04T14:22:05.48</dc:date>
    <dc:creator>Henrik Gabrielsson</dc:creator>
    <meta:editing-duration>PT3H54M11S</meta:editing-duration>
    <meta:editing-cycles>87</meta:editing-cycles>
    <meta:generator>OpenOffice/4.0.1$Win32 OpenOffice.org_project/401m5$Build-9714</meta:generator>
    <meta:document-statistic meta:table-count="0" meta:image-count="0" meta:object-count="0" meta:page-count="1" meta:paragraph-count="12" meta:word-count="160" meta:character-count="1011"/>
  </office:meta>
</office:document-meta>
</file>